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odifier.ad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plicationModifier.rol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odifier.profil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odifier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Modifier.setDescription(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Modifier.rename( String new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pplicationModifier.isUpdateNee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Modifier.newPermission( String per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Modifier.newRole( String ro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Modifier.setPassword( String user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Modifier.ApplicationModifier( ApplicationDao dao , String name , PermissionDao permissionDao , RoleDao roleDao , ProfileDao profile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Modifier.ApplicationModifier( ApplicationDao dao , Application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odifier.getAr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odifier.newProfile( String profileId , String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Modifier.getModificationItem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licationModifier.modif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plicationModifier.permission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